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auhaus 93" svg:font-family="'Bauhaus 9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000000" draw:opacity="100%"/>
      <style:paragraph-properties fo:background-color="#000000"/>
      <style:text-properties style:font-name="Bauhaus 93" officeooo:rsid="000ba0d9" officeooo:paragraph-rsid="000ba0d9"/>
    </style:style>
    <style:style style:name="P2" style:family="paragraph" style:parent-style-name="Standard">
      <loext:graphic-properties draw:fill="solid" draw:fill-color="#000000" draw:opacity="100%"/>
      <style:paragraph-properties fo:background-color="#000000"/>
      <style:text-properties officeooo:paragraph-rsid="000ba0d9"/>
    </style:style>
    <style:style style:name="P3" style:family="paragraph" style:parent-style-name="Standard" style:master-page-name="Standard">
      <loext:graphic-properties draw:fill="solid" draw:fill-color="#000000" draw:opacity="100%"/>
      <style:paragraph-properties style:page-number="auto" fo:background-color="#000000"/>
      <style:text-properties style:font-name="Bauhaus 93" officeooo:rsid="000ba0d9" officeooo:paragraph-rsid="000ba0d9"/>
    </style:style>
    <style:style style:name="T1" style:family="text">
      <style:text-properties style:font-name="Bauhaus 93" officeooo:rsid="000ba0d9"/>
    </style:style>
    <style:style style:name="T2" style:family="text">
      <style:text-properties style:font-name="Bauhaus 93" fo:font-size="18pt" officeooo:rsid="000ba0d9" style:font-size-asian="18pt" style:font-size-complex="18pt"/>
    </style:style>
    <style:style style:name="T3" style:family="text">
      <style:text-properties officeooo:rsid="000cd9a0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<text:tab/></text:span><text:span text:style-name="T2">Auto Modes</text:span></text:p>
      <text:p text:style-name="P1"><text:tab/>0. Null<text:tab/></text:p>
      <text:p text:style-name="P1"><text:tab/>1. Baseline</text:p>
      <text:p text:style-name="P1"><text:tab/>2. Baseline Extended</text:p>
      <text:p text:style-name="P1"><text:tab/>3. Boiler-side Gear <text:span text:style-name="T3">(Vision)</text:span></text:p>
      <text:p text:style-name="P1"><text:tab/>4. Boiler-side Gear Extended <text:span text:style-name="T3">(Vision)</text:span></text:p>
      <text:p text:style-name="P1"><text:tab/>5. Loading Station-side <text:span text:style-name="T3">(Vision)</text:span></text:p>
      <text:p text:style-name="P1"><text:tab/>6. Loading Station-side Extended <text:span text:style-name="T3">(Vision)</text:span></text:p>
      <text:p text:style-name="P1"><text:tab/>7. Middle Gear <text:span text:style-name="T3">(Vision)</text:span></text:p>
      <text:p text:style-name="P1"><text:tab/>8. Middle Gear Extended Right</text:p>
      <text:p text:style-name="P1"><text:tab/>9. Middle Gear Extended Left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auhaus 93" svg:font-family="'Bauhaus 9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draw:opacity="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Black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20:00:23.571799185</meta:creation-date>
    <dc:date>2017-03-08T20:16:13.586340262</dc:date>
    <meta:editing-duration>PT4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41" meta:character-count="279" meta:non-whitespace-character-count="236"/>
  </office:meta>
</office:document-meta>
</file>